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73C320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Image_20_Master_20_-_20_Black_20_Title-subtitle">
      <style:graphic-properties draw:fill-color="#ffffff" fo:min-height="19.875cm"/>
    </style:style>
    <style:style style:name="pr4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color="#0066cc" fo:font-family="Optima" style:font-style-name="ExtraBlack" style:font-pitch="variable" fo:font-size="105pt" fo:font-weight="bold" style:font-size-asian="105pt" style:font-weight-asian="bold" style:font-size-complex="105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72pt"/>
    </style:style>
    <style:style style:name="P4" style:family="paragraph">
      <style:text-properties fo:font-family="Optima" style:font-pitch="variable" fo:font-size="72pt" fo:font-weight="bold" style:font-size-asian="72pt" style:font-weight-asian="bold" style:font-size-complex="72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66cc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0066cc" fo:font-family="Optima" style:font-style-name="ExtraBlack" style:font-pitch="variable" fo:font-size="105pt" fo:font-weight="bold" style:font-size-asian="105pt" style:font-weight-asian="bold" style:font-size-complex="105pt" style:font-weight-complex="bold"/>
    </style:style>
    <style:style style:name="T2" style:family="text">
      <style:text-properties fo:color="#0030f6" fo:font-family="Optima" style:font-pitch="variable" fo:font-size="72pt" fo:font-weight="bold" style:font-size-asian="72pt" style:font-weight-asian="bold" style:font-size-complex="72pt" style:font-weight-complex="bold"/>
    </style:style>
    <style:style style:name="T3" style:family="text">
      <style:text-properties fo:font-family="Optima" style:font-pitch="variable" fo:font-size="72pt" fo:font-weight="bold" style:font-size-asian="72pt" style:font-weight-asian="bold" style:font-size-complex="72pt" style:font-weight-complex="bold"/>
    </style:style>
    <style:style style:name="T4" style:family="text">
      <style:text-properties fo:font-size="20pt"/>
    </style:style>
    <style:style style:name="T5" style:family="text">
      <style:text-properties fo:color="#0066cc" fo:font-family="'Optima ExtraBold'" fo:font-size="500pt" style:font-size-asian="500pt" style:font-size-complex="50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><text:span text:style-name="T1">Self-Organ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age_20_Master_20_-_20_Black_20_Title" presentation:presentation-page-layout-name="AL1T19">
        <office:forms form:automatic-focus="false" form:apply-design-mode="false"/>
        <draw:frame presentation:style-name="pr3" draw:text-style-name="P4" draw:layer="layout" svg:width="26cm" svg:height="19.875cm" svg:x="1cm" svg:y="0.501cm">
          <draw:text-box>
            <text:p text:style-name="P3"><text:span text:style-name="T2">Key Concept in OpenAgile</text:span></text:p>
            <text:p text:style-name="P3"><text:span text:style-name="T3"/></text:p>
            <text:p text:style-name="P3"><text:span text:style-name="T3">Self-organizing tea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3cm" svg:x="2.159cm" svg:y="13.271cm" presentation:class="notes" presentation:user-transformed="true">
            <draw:text-box>
              <text:p text:style-name="P2"><text:span text:style-name="T4">- Berteig Consulting: history, products, services</text:span></text:p>
              <text:p text:style-name="P2"><text:span text:style-name="T4">- Facilitators: brief overview</text:span></text:p>
              <text:p text:style-name="P2"><text:span text:style-name="T4"/></text:p>
              <text:p text:style-name="P2"><text:span text:style-name="T4">Participants: </text:span></text:p>
              <text:p text:style-name="P2"><text:span text:style-name="T4">1. Your name (no titles of roles please)</text:span></text:p>
              <text:p text:style-name="P2"><text:span text:style-name="T4">2. What do you enjoy about your job?</text:span></text:p>
              <text:p text:style-name="P2"><text:span text:style-name="T4">3. What do you enjoy outside your job?</text:span></text:p>
            </draw:text-box>
          </draw:frame>
        </presentation:notes>
      </draw:page>
      <draw:page draw:name="page3" draw:style-name="dp1" draw:master-page-name="Image_20_Master_20_-_20_Black_20_Title" presentation:presentation-page-layout-name="AL1T19">
        <office:forms form:automatic-focus="false" form:apply-design-mode="false"/>
        <draw:frame presentation:style-name="pr3" draw:text-style-name="P4" draw:layer="layout" svg:width="26cm" svg:height="19.875cm" svg:x="1cm" svg:y="0.501cm">
          <draw:text-box>
            <text:p><text:span text:style-name="T2">Q1</text:span><text:span text:style-name="T3">: How long have you been with your current employe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3cm" svg:x="2.159cm" svg:y="13.271cm" presentation:class="notes" presentation:user-transformed="true">
            <draw:text-box>
              <text:p><text:span text:style-name="T4">- Berteig Consulting: history, products, services</text:span></text:p>
              <text:p><text:span text:style-name="T4">- Facilitators: brief overview</text:span></text:p>
              <text:p><text:span text:style-name="T4"/></text:p>
              <text:p><text:span text:style-name="T4">Participants: </text:span></text:p>
              <text:p><text:span text:style-name="T4">1. Your name (no titles of roles please)</text:span></text:p>
              <text:p><text:span text:style-name="T4">2. What do you enjoy about your job?</text:span></text:p>
              <text:p><text:span text:style-name="T4">3. What do you enjoy outside your job?</text:span></text:p>
            </draw:text-box>
          </draw:frame>
        </presentation:notes>
      </draw:page>
      <draw:page draw:name="page4" draw:style-name="dp1" draw:master-page-name="Image_20_Master_20_-_20_Black_20_Title" presentation:presentation-page-layout-name="AL1T19">
        <office:forms form:automatic-focus="false" form:apply-design-mode="false"/>
        <draw:frame presentation:style-name="pr3" draw:text-style-name="P4" draw:layer="layout" svg:width="26cm" svg:height="19.875cm" svg:x="1cm" svg:y="0.501cm">
          <draw:text-box>
            <text:p><text:span text:style-name="T2">Q2</text:span><text:span text:style-name="T3">: How familiar are you with Agile method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3cm" svg:x="2.159cm" svg:y="13.271cm" presentation:class="notes" presentation:user-transformed="true">
            <draw:text-box>
              <text:p><text:span text:style-name="T4">- Berteig Consulting: history, products, services</text:span></text:p>
              <text:p><text:span text:style-name="T4">- Facilitators: brief overview</text:span></text:p>
              <text:p><text:span text:style-name="T4"/></text:p>
              <text:p><text:span text:style-name="T4">Participants: </text:span></text:p>
              <text:p><text:span text:style-name="T4">1. Your name (no titles of roles please)</text:span></text:p>
              <text:p><text:span text:style-name="T4">2. What do you enjoy about your job?</text:span></text:p>
              <text:p><text:span text:style-name="T4">3. What do you enjoy outside your job?</text:span></text:p>
            </draw:text-box>
          </draw:frame>
        </presentation:notes>
      </draw:page>
      <draw:page draw:name="page5" draw:style-name="dp1" draw:master-page-name="Image_20_Master_20_-_20_Black_20_Title" presentation:presentation-page-layout-name="AL1T19">
        <office:forms form:automatic-focus="false" form:apply-design-mode="false"/>
        <draw:frame presentation:style-name="pr3" draw:text-style-name="P4" draw:layer="layout" svg:width="26cm" svg:height="19.875cm" svg:x="1cm" svg:y="0.501cm">
          <draw:text-box>
            <text:p><text:span text:style-name="T2">Q3</text:span><text:span text:style-name="T3">: When was the last most recent MAJOR chang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3cm" svg:x="2.159cm" svg:y="13.271cm" presentation:class="notes" presentation:user-transformed="true">
            <draw:text-box>
              <text:p><text:span text:style-name="T4">- Berteig Consulting: history, products, services</text:span></text:p>
              <text:p><text:span text:style-name="T4">- Facilitators: brief overview</text:span></text:p>
              <text:p><text:span text:style-name="T4"/></text:p>
              <text:p><text:span text:style-name="T4">Participants: </text:span></text:p>
              <text:p><text:span text:style-name="T4">1. Your name (no titles of roles please)</text:span></text:p>
              <text:p><text:span text:style-name="T4">2. What do you enjoy about your job?</text:span></text:p>
              <text:p><text:span text:style-name="T4">3. What do you enjoy outside your job?</text:span></text:p>
            </draw:text-box>
          </draw:frame>
        </presentation:notes>
      </draw:page>
      <draw:page draw:name="page6" draw:style-name="dp1" draw:master-page-name="Image_20_Master_20_-_20_Black_20_Title" presentation:presentation-page-layout-name="AL1T19">
        <office:forms form:automatic-focus="false" form:apply-design-mode="false"/>
        <draw:frame presentation:style-name="pr3" draw:text-style-name="P4" draw:layer="layout" svg:width="26cm" svg:height="19.875cm" svg:x="1cm" svg:y="0.501cm">
          <draw:text-box>
            <text:p><text:span text:style-name="T3">What is most important for self-organizat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3cm" svg:x="2.159cm" svg:y="13.271cm" presentation:class="notes" presentation:user-transformed="true">
            <draw:text-box>
              <text:p><text:span text:style-name="T4">- Berteig Consulting: history, products, services</text:span></text:p>
              <text:p><text:span text:style-name="T4">- Facilitators: brief overview</text:span></text:p>
              <text:p><text:span text:style-name="T4"/></text:p>
              <text:p><text:span text:style-name="T4">Participants: </text:span></text:p>
              <text:p><text:span text:style-name="T4">1. Your name (no titles of roles please)</text:span></text:p>
              <text:p><text:span text:style-name="T4">2. What do you enjoy about your job?</text:span></text:p>
              <text:p><text:span text:style-name="T4">3. What do you enjoy outside your job?</text:span></text:p>
            </draw:text-box>
          </draw:frame>
        </presentation:notes>
      </draw:page>
      <draw:page draw:name="page7" draw:style-name="dp3" draw:master-page-name="Image_20_Master_20_-_20_Black_20_Title">
        <office:forms form:automatic-focus="false" form:apply-design-mode="false"/>
        <draw:frame draw:style-name="gr2" draw:text-style-name="P6" draw:layer="layout" svg:width="27cm" svg:height="21.228cm" svg:x="0.5cm" svg:y="-0.2cm">
          <draw:text-box>
            <text:p text:style-name="P5"><text:span text:style-name="T5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4" draw:layer="layout" svg:width="17.271cm" svg:height="12.573cm" svg:x="2.159cm" svg:y="13.271cm" presentation:class="notes">
            <draw:text-box>
              <text:p>Any questions or comments?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1pt 1pt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100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4.041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15.062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5-20T12:00:28</meta:creation-date>
    <meta:editing-duration>PT9H42M45S</meta:editing-duration>
    <meta:editing-cycles>64</meta:editing-cycles>
    <meta:generator>LibreOffice/3.3$Unix OpenOffice.org_project/330m12$Build-1</meta:generator>
    <dc:date>2011-05-06T14:08:11</dc:date>
    <meta:print-date>2009-05-25T14:56:49</meta:print-date>
    <dc:creator>Paul Heidema</dc:creator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